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8cef4" officeooo:paragraph-rsid="0008cef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cef4" officeooo:paragraph-rsid="0008cef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8cef4" officeooo:paragraph-rsid="0008cef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officeooo:rsid="0016cff3" officeooo:paragraph-rsid="0008cef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8cef4" officeooo:paragraph-rsid="0008cef4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cff3" style:font-size-asian="12pt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о лабораторной работе №2</text:p>
      <text:p text:style-name="P2"><text:span text:style-name="T1">1.</text:span> Наименование работы:</text:p>
      <text:p text:style-name="P2">Списки автоматического заполнения, использование встроенных функций.</text:p>
      <text:p text:style-name="P2"><text:span text:style-name="T1">2.</text:span> Цель работы:</text:p>
      <text:p text:style-name="P2">Освоение навыков работы с автоматическим заполнением таблиц и использование встроенных функций для анализа и обработки данных в таблицах.</text:p>
      <text:p text:style-name="P2"><text:span text:style-name="T1">3.</text:span> Ход работы:</text:p>
      <text:p text:style-name="P3">Задание А:</text:p>
      <text:p text:style-name="P3">1. Создана таблица, отражающая данные о расходах одного студента за неделю. Даны продукты, транспорт, книги и прочие расходы на указанные числа. Даты заполнены с помощью автоматического заполнения.</text:p>
      <text:p text:style-name="P3">2. Добавлены примечания к каждой ячейке, указывая на источник данных или комментарии по расходам.</text:p>
      <text:p text:style-name="P3">3. Численные данные подсчитаны с использованием функции "Сумма" для определения общих расходов за неделю.</text:p>
      <text:p text:style-name="P3">Задание В:</text:p>
      <text:p text:style-name="P3">1. Создана таблица с данными о продажах фирмы "Твистор" в различных регионах. Автоматическое заполнение использовано для ввода данных и наименования городов.</text:p>
      <text:p text:style-name="P3">2. Использованы функции СУММ и СРЗНАЧ для подсчета общей и средней выручки за квартал.</text:p>
      <text:p text:style-name="P3">3. Вычислены минимальные и максимальные значения в разных диапазонах данных с помощью функций МИН и МАКС.</text:p>
      <text:p text:style-name="P5"><text:span text:style-name="T3">4.</text:span><text:span text:style-name="T4"> Ответы на контрольные вопросы:</text:span></text:p>
      <text:p text:style-name="P5"><text:span text:style-name="T2">1. Автоматическое суммирование в Calc:</text:span></text:p>
      <text:p text:style-name="P4"><text:s text:c="3"/>В LibreOffice Calc для выполнения автоматического суммирования можно использовать кнопку "Сумма" (зачастую выглядит как греческая буква "Σ") на панели инструментов. Выделите диапазон ячеек, который хотите просуммировать, и нажмите кнопку "Сумма". Calc автоматически вставит функцию СУММ, суммирующую указанный диапазон.</text:p>
      <text:p text:style-name="P4">2. Функция в Calc:</text:p>
      <text:p text:style-name="P4"><text:s text:c="3"/>В LibreOffice Calc под функцией понимается заранее определенная формула, которая выполняет определенные расчеты, используя значения, указанные пользователем в качестве аргументов. Примеры функций: СУММ для суммирования, СРЗНАЧ для вычисления среднего значения.</text:p>
      <text:p text:style-name="P4">3. Добавление и удаление примечания в ячейку:</text:p>
      <text:p text:style-name="P4"><text:s text:c="3"/>⦁ Чтобы добавить примечание, щелкните правой кнопкой мыши на выбранной ячейке и выберите "Вставить примечание". Введите текст примечания в появившемся окошке.</text:p>
      <text:p text:style-name="P4"><text:s text:c="3"/>⦁ Чтобы удалить примечание, щелкните правой кнопкой мыши на ячейке с примечанием и выберите "Удалить примечание".</text:p>
      <text:p text:style-name="P4">4. Редактирование примечания:</text:p>
      <text:p text:style-name="P4"><text:s text:c="3"/>Щелкните правой кнопкой мыши на ячейке, содержащей примечание, и выберите "Редактировать примечание". Это позволит вам изменить текст примечания.</text:p>
      <text:p text:style-name="P4">5. Отображение всех примечаний одновременно:</text:p>
      <text:p text:style-name="P4"><text:s text:c="3"/>Чтобы отобразить все примечания одновременно, перейдите в меню "Просмотр" и выберите "Примечания". Это покажет все примечания, добавленные в вашу таблицу.</text:p>
      <text:p text:style-name="P4"/>
      <text:p text:style-name="P4">6. Настройки денежного формата:</text:p>
      <text:p text:style-name="P4"><text:s text:c="3"/>Денежный формат в Calc позволяет указать валюту, число десятичных знаков и способ отображения отрицательных чисел. Открыть настройки можно через форматирование ячеек: выберите ячейки, перейдите в "Формат" -&gt; "Ячейки", затем выберите вкладку "Числа", где можно выбрать денежный формат.</text:p>
      <text:p text:style-name="P4">7. Основные категории функций в Calc:</text:p>
      <text:p text:style-name="P4"><text:s text:c="3"/>⦁ Математические</text:p>
      <text:p text:style-name="P4"><text:soft-page-break/><text:s text:c="3"/>⦁ Текстовые</text:p>
      <text:p text:style-name="P4"><text:s text:c="3"/>⦁ Логические</text:p>
      <text:p text:style-name="P4"><text:s text:c="3"/>⦁ Дата и время</text:p>
      <text:p text:style-name="P4"><text:s text:c="3"/>⦁ Статистические</text:p>
      <text:p text:style-name="P4"><text:s text:c="3"/>⦁ Финансовые</text:p>
      <text:p text:style-name="P4"><text:s text:c="3"/>⦁ Работа с базами данных</text:p>
      <text:p text:style-name="P4"><text:s text:c="3"/>⦁ Поиск и ссылка</text:p>
      <text:p text:style-name="P4">8. Функция СУММ используется для вычисления суммы чисел в заданном диапазоне ячеек. Число1 - первое число или диапазон ячеек, которые я хочу сложить. Число2 - второе число или диапазон ячеек.</text:p>
      <text:p text:style-name="P4">Пример использования:</text:p>
      <text:p text:style-name="P4">1. Ввод данных:</text:p>
      <text:p text:style-name="P4">В ячейках A1, A2, A3 и A4 ввожу следующие значения:</text:p>
      <text:p text:style-name="P4">A1: 10</text:p>
      <text:p text:style-name="P4">A2: 20</text:p>
      <text:p text:style-name="P4">A3: 30</text:p>
      <text:p text:style-name="P4">A4: 40</text:p>
      <text:p text:style-name="P4">2. Использование функции:</text:p>
      <text:p text:style-name="P4">В ячейке A5 ввожу формулу:</text:p>
      <text:p text:style-name="P4">=СУММ(A1:A4)</text:p>
      <text:p text:style-name="P4">Эта формула суммирует значения в ячейках A1, A2, A3 и A4.</text:p>
      <text:p text:style-name="P4">3. Результат:</text:p>
      <text:p text:style-name="P4">После нажатия Enter в ячейке A5 отобразится значение 100, так как 10 + 20 + 30 + 40 = 100.</text:p>
      <text:p text:style-name="P4">9. Автоматическое заполнение данных:</text:p>
      <text:p text:style-name="P4"><text:s text:c="3"/>Автоматическое заполнение данных позволяет быстро вводить повторяющиеся данные или последовательности, такие как даты или числа. Чтобы воспользоваться этой функцией, заполните первые одну-две ячейки, затем выделите эти ячейки и потяните за маленький квадратик в правом нижнем углу выделенной области (маркер заполнения), чтобы распространить их на другие ячейки. Calc автоматически распознает и продолжит последовательность.</text:p>
      <text:p text:style-name="P4">10. В каких случаях применяется автоматическое заполнение данных?</text:p>
      <text:p text:style-name="P4">Автоматическое заполнение данных используется в следующих случаях:</text:p>
      <text:p text:style-name="P4">⦁ Заполнение последовательностей (например, дни недели, месяцы).</text:p>
      <text:p text:style-name="P4">⦁ Копирование значений из одной или нескольких ячеек по заданному шаблону.</text:p>
      <text:p text:style-name="P4">⦁ Создание арифметических или геометрических прогрессий.</text:p>
      <text:p text:style-name="P4">⦁ Автоматическое заполнение путем протягивания ячеек.</text:p>
      <text:p text:style-name="P4">11. Как создать свой список автоматического заполнения?</text:p>
      <text:p text:style-name="P4">Чтобы создать собственный список автоматического заполнения:</text:p>
      <text:p text:style-name="P4">1. Откройте LibreOffice Calc.</text:p>
      <text:p text:style-name="P4">2. Перейдите в меню Сервис -&gt; Параметры....</text:p>
      <text:p text:style-name="P4">3. В открывшемся окне выберите LibreOffice Calc -&gt; Списки сортировки и сборка.</text:p>
      <text:p text:style-name="P4">4. Нажмите на кнопку Новый, чтобы создать новый список.</text:p>
      <text:p text:style-name="P4">5. В текстовом поле введите элементы вашего списка (каждый элемент с новой строки).</text:p>
      <text:p text:style-name="P4">6. Нажмите Добавить, затем OK.</text:p>
      <text:p text:style-name="P4"><text:s/>12. Заполнение последовательности клеток рабочими днями</text:p>
      <text:p text:style-name="P4">1. Введите в ячейку, например, A1 значение "Понедельник".</text:p>
      <text:p text:style-name="P4">2. Захватите маркер автозаполнения (маленький квадрат в правом нижнем углу ячейки).</text:p>
      <text:p text:style-name="P4">3. Протяните его вниз или в сторону по соседним ячейкам.</text:p>
      <text:p text:style-name="P4">4. Ячейки автоматически заполнятся следующими рабочими днями: "Вторник", "Среда" и так далее.</text:p>
      <text:p text:style-name="P4"><text:s/>13. Заполнение арифметической прогрессией</text:p>
      <text:p text:style-name="P4">1. Введите в ячейку A1 значение 2.</text:p>
      <text:p text:style-name="P4"><text:soft-page-break/>2. В ячейку A2 введите следующее значение прогрессии, которое равно 5 (так как шаг = 3).</text:p>
      <text:p text:style-name="P4">3. Выделите обе ячейки (A1 и A2).</text:p>
      <text:p text:style-name="P4">4. Захватите маркер автозаполнения и протяните его вниз.</text:p>
      <text:p text:style-name="P4">5. Ячейки заполнятся значениями 2, 5, 8, 11, ... и так далее, с шагом 3.</text:p>
      <text:p text:style-name="P4">14. Заполнение геометрической прогрессией</text:p>
      <text:p text:style-name="P4">1. Введите в ячейку A1 начальное значение 2.</text:p>
      <text:p text:style-name="P4">2. В ячейку A2 введите значение, полученное умножением предыдущей ячейки на шаг, то есть 4 (т.к. шаг = 2).</text:p>
      <text:p text:style-name="P4">3. Выделите обе ячейки (A1 и A2).</text:p>
      <text:p text:style-name="P4">4. Захватите маркер автозаполнения и протяните его вниз.</text:p>
      <text:p text:style-name="P4">5. Ячейки заполнятся значениями 2, 4, 8, 16, ... и так далее, каждое следующее умноженное на 2.</text:p>
      <text:p text:style-name="P4"><text:span text:style-name="T1">5.</text:span> Выводы по работе:</text:p>
      <text:p text:style-name="P4">Лабораторная работа помогла освоить функции автоматического заполнения и расчета данных в Calc. Автоматизация процессов заполнения и вычислений значительно упрощает работу с большими объемами данных, повышает точность и снижает временные затраты. Полученные знания пригодятся для повышения эффективности в учебных и профессиональных задачах, связанных с обработкой данных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22:43:36.316000000</meta:creation-date>
    <dc:date>2025-01-20T23:03:28.541000000</dc:date>
    <meta:editing-duration>PT19M52S</meta:editing-duration>
    <meta:editing-cycles>1</meta:editing-cycles>
    <meta:document-statistic meta:table-count="0" meta:image-count="0" meta:object-count="0" meta:page-count="3" meta:paragraph-count="86" meta:word-count="865" meta:character-count="6164" meta:non-whitespace-character-count="5335"/>
    <meta:generator>LibreOffice/7.6.4.1$Windows_X86_64 LibreOffice_project/e19e193f88cd6c0525a17fb7a176ed8e6a3e2aa1</meta:generator>
  </office:meta>
</office:document-meta>
</file>